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4F700000381286F8C5D.eps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23132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20634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49051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9338400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37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059443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9">Тема работы<text:tab/>3</text:p>
          <text:p text:style-name="P9">Сравнение с аналогами<text:tab/>3</text:p>
          <text:p text:style-name="P9">Целевая аудитория<text:tab/>4</text:p>
          <text:p text:style-name="P15">Пользовательские истории<text:tab/>4</text:p>
          <text:p text:style-name="P9">Анализ требований<text:tab/>4</text:p>
          <text:p text:style-name="P9">Внешняя спецификация<text:tab/>5</text:p>
          <text:p text:style-name="P15">Варианты использования<text:tab/>5</text:p>
          <text:p text:style-name="P15">Диаграммы действий<text:tab/>5</text:p>
          <text:p text:style-name="P15">Диаграммы состояний<text:tab/>5</text:p>
          <text:p text:style-name="P15">Прототип<text:tab/>5</text:p>
          <text:p text:style-name="P9">Руководство пользователя<text:tab/>5</text:p>
          <text:p text:style-name="P9">План тестирования<text:tab/>5</text:p>
        </text:index-body>
      </text:table-of-content>
      <text:p text:style-name="Heading"/>
      <text:h text:style-name="P8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6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2313216"/><text:change-start text:change-id="ct102063408"/>содержание<text:change-end text:change-id="ct102063408"/>.</text:p>
      <text:p text:style-name="Standard"><text:change-start text:change-id="ct104905136"/>Если зритель <text:change-end text:change-id="ct104905136"/><text:change text:change-id="ct49338400"/><text:change-start text:change-id="ct105347056"/>с<text:change-end text:change-id="ct105347056"/>мотр<text:change text:change-id="ct99930144"/><text:change-start text:change-id="ct105200096"/>ит<text:change-end text:change-id="ct105200096"/> сериал с субтитрами и подсматривание<text:change text:change-id="ct103542512"/><text:change-start text:change-id="ct73907968"/>т<text:change-end text:change-id="ct73907968"/> в словарь при обнаружении неизвестных слов<text:change-start text:change-id="ct105145872"/>, то это <text:change-end text:change-id="ct105145872"/><text:s/>отвлекает <text:change-start text:change-id="ct112537008"/>его <text:change-end text:change-id="ct112537008"/>от <text:change text:change-id="ct100594432"/><text:change-start text:change-id="ct99152304"/>содержания <text:change-end text:change-id="ct99152304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570992"/>,<text:change-end text:change-id="ct112570992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050871197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48290790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3684727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использования сервиса.</text:p>
      <text:p text:style-name="Text_20_body"><draw:frame draw:style-name="fr1" draw:name="Frame1" text:anchor-type="paragraph" svg:width="5.6217in" draw:z-index="0"><draw:text-box fo:min-height="3.8756in"><text:p text:style-name="Рис."><draw:frame draw:style-name="fr2" draw:name="graphics1" text:anchor-type="paragraph" svg:x="0in" svg:y="0in" svg:width="5.6217in" style:rel-width="100%" svg:height="3.8799in" style:rel-height="scale" draw:z-index="1"><draw:image xlink:href="Pictures/20000002000004F700000381286F8C5D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йствий</text:h>
      <text:p text:style-name="Text_20_body"/>
      <text:h text:style-name="Heading_20_2" text:outline-level="2">Диаграммы состояний</text:h>
      <text:p text:style-name="Text_20_body"/>
      <text:h text:style-name="Heading_20_2" text:outline-level="2">Прототип</text:h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4T23:48:07</dc:date>
    <meta:editing-cycles>54</meta:editing-cycles>
    <meta:editing-duration>PT88H57M10S</meta:editing-duration>
    <meta:generator>OpenOffice.org/3.2$Unix OpenOffice.org_project/320m12$Build-9483</meta:generator>
    <meta:document-statistic meta:table-count="0" meta:image-count="1" meta:object-count="0" meta:page-count="5" meta:paragraph-count="65" meta:word-count="846" meta:character-count="6344"/>
    <meta:user-defined meta:name="Info 1"/>
    <meta:user-defined meta:name="Info 2"/>
    <meta:user-defined meta:name="Info 3"/>
    <meta:user-defined meta:name="Info 4"/>
  </office:meta>
</office:document-meta>
</file>